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style:font-name="Liberation Sans" style:text-underline-style="none" fo:font-weight="normal" style:font-weight-asian="normal" style:font-weight-complex="normal"/>
    </style:style>
    <style:style style:name="P6" style:family="paragraph" style:parent-style-name="Standard">
      <style:paragraph-properties fo:margin-left="0in" fo:margin-right="0.4291in" fo:text-align="start" style:justify-single-word="false" fo:text-indent="0in" style:auto-text-indent="false"/>
      <style:text-properties fo:font-weight="normal" style:font-weight-asian="normal" style:font-weight-complex="normal"/>
    </style:style>
    <style:style style:name="P7" style:family="paragraph" style:parent-style-name="Standard">
      <style:paragraph-properties fo:margin-left="0in" fo:margin-right="0.4291in" fo:text-align="start" style:justify-single-word="false" fo:text-indent="0in" style:auto-text-indent="false"/>
      <style:text-properties fo:font-weight="bold" style:font-weight-asian="bold" style:font-weight-complex="bold"/>
    </style:style>
    <style:style style:name="P8" style:family="paragraph" style:parent-style-name="Standard">
      <style:paragraph-properties fo:margin-left="0.3165in" fo:margin-right="0.4291in" fo:text-align="start" style:justify-single-word="false" fo:text-indent="0in" style:auto-text-indent="false"/>
      <style:text-properties fo:font-weight="normal" style:font-weight-asian="normal" style:font-weight-complex="normal"/>
    </style:style>
    <style:style style:name="P9" style:family="paragraph" style:parent-style-name="Text_20_body">
      <style:paragraph-properties fo:text-align="start" style:justify-single-word="false"/>
      <style:text-properties fo:font-weight="bold" style:font-weight-asian="normal" style:font-weight-complex="normal"/>
    </style:style>
    <style:style style:name="P10" style:family="paragraph" style:parent-style-name="Text_20_body">
      <style:paragraph-properties fo:text-align="start" style:justify-single-word="false"/>
      <style:text-properties fo:font-weight="bold" style:font-weight-asian="bold" style:font-weight-complex="bold"/>
    </style:style>
    <style:style style:name="P11" style:family="paragraph" style:parent-style-name="Text_20_body">
      <style:paragraph-properties fo:text-align="start" style:justify-single-word="false"/>
      <style:text-properties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fo:font-size="22pt" fo:font-weight="bold" style:font-size-asian="22pt" style:font-weight-asian="bold" style:font-size-complex="22pt" style:font-weight-complex="bold"/>
    </style:style>
    <style:style style:name="P14"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Hanging_20_indent">
      <style:paragraph-properties fo:text-align="start" style:justify-single-word="false"/>
    </style:style>
    <style:style style:name="P16" style:family="paragraph" style:parent-style-name="Standard">
      <style:paragraph-properties fo:text-align="start" style:justify-single-word="false"/>
    </style:style>
    <style:style style:name="P17" style:family="paragraph" style:parent-style-name="Standard" style:list-style-name="L1">
      <style:paragraph-properties fo:text-align="start" style:justify-single-word="false"/>
    </style:style>
    <style:style style:name="P18" style:family="paragraph" style:parent-style-name="Standard" style:list-style-name="L2">
      <style:paragraph-properties fo:text-align="start" style:justify-single-word="false"/>
    </style:style>
    <style:style style:name="P19" style:family="paragraph" style:parent-style-name="Standard" style:list-style-name="L4">
      <style:paragraph-properties fo:margin-left="0in" fo:margin-right="0.4291in" fo:text-align="start" style:justify-single-word="false" fo:text-indent="0in" style:auto-text-indent="false"/>
    </style:style>
    <style:style style:name="P20" style:family="paragraph" style:parent-style-name="Standard" style:list-style-name="L5">
      <style:paragraph-properties fo:margin-left="0in" fo:margin-right="0.4291in" fo:text-align="start" style:justify-single-word="false" fo:text-indent="0in" style:auto-text-indent="false"/>
    </style:style>
    <style:style style:name="P21" style:family="paragraph" style:parent-style-name="Standard" style:list-style-name="L4">
      <style:paragraph-properties fo:margin-left="0in" fo:margin-right="0.4291in" fo:text-align="start" style:justify-single-word="false" fo:text-indent="0in" style:auto-text-indent="false"/>
      <style:text-properties fo:font-weight="normal" style:font-weight-asian="normal" style:font-weight-complex="normal"/>
    </style:style>
    <style:style style:name="P22" style:family="paragraph" style:parent-style-name="Text_20_body"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style:text-underline-style="none"/>
    </style:style>
    <style:style style:name="T4" style:family="text">
      <style:text-properties style:font-name="Liberation Sans" style:text-underline-style="none" fo:font-weight="normal" style:font-weight-asian="normal" style:font-weight-complex="normal"/>
    </style:style>
    <style:style style:name="T5" style:family="text">
      <style:text-properties style:font-name="Liberation Sans" fo:font-style="normal" style:text-underline-style="none" style:font-style-asian="normal" style:font-style-complex="normal"/>
    </style:style>
    <style:style style:name="T6" style:family="text">
      <style:text-properties style:font-name="Liberation Sans" fo:font-style="italic" style:text-underline-style="none" style:font-style-asian="normal" style:font-style-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fo:font-size="10.5pt" style:font-size-asian="10.5pt" style:font-size-complex="10.5pt"/>
    </style:style>
    <style:style style:name="T13"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14" style:family="text">
      <style:text-properties fo:font-size="10.5pt" fo:font-style="normal" fo:font-weight="bold" style:font-size-asian="10.5pt" style:font-style-asian="normal" style:font-weight-asian="bold" style:font-size-complex="10.5pt" style:font-style-complex="normal" style:font-weight-complex="bold"/>
    </style:style>
    <style:style style:name="T15" style:family="text">
      <style:text-properties fo:font-size="12pt" fo:font-style="normal" fo:font-weight="bold" style:font-size-asian="10.5pt" style:font-style-asian="normal" style:font-weight-asian="bold" style:font-size-complex="12pt" style:font-style-complex="normal" style:font-weight-complex="bold"/>
    </style:style>
    <style:style style:name="T1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7" style:family="text">
      <style:text-properties style:font-name="Times New Roman"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utline. Digital.methods.</text:p>
      <text:p text:style-name="P3"/>
      <text:p text:style-name="P3"/>
      <text:p text:style-name="P3">On Google</text:p>
      <text:p text:style-name="P3">“It gives you this veneer of command of the facts which you do not, in point of fact, have.”</text:p>
      <text:list xml:id="list348122579" text:style-name="L1">
        <text:list-item>
          <text:list>
            <text:list-item>
              <text:p text:style-name="P17">Bruce Sterling, <text:a xlink:type="simple" xlink:href="http://reason.com/archives/2004/01/01/cybergreen/2">http://reason.com/archives/2004/01/01/cybergreen/2</text:a></text:p>
            </text:list-item>
          </text:list>
        </text:list-item>
      </text:list>
      <text:p text:style-name="P3"/>
      <text:p text:style-name="P3"/>
      <text:list xml:id="list2010446085" text:style-name="L2">
        <text:list-item>
          <text:p text:style-name="P18">Introduction</text:p>
          <text:list>
            <text:list-item>
              <text:p text:style-name="P18">the composition of the network determines its capabilities; its capabilities determine its composition</text:p>
            </text:list-item>
            <text:list-item>
              <text:p text:style-name="P18">Google defines the internet; 'Google blind'</text:p>
            </text:list-item>
            <text:list-item>
              <text:p text:style-name="P18">precedence of suspicion, other investigations</text:p>
              <text:list>
                <text:list-item>
                  <text:p text:style-name="P18">“investigating the engines”</text:p>
                </text:list-item>
              </text:list>
            </text:list-item>
          </text:list>
        </text:list-item>
        <text:list-item>
          <text:p text:style-name="P18">The Spheres</text:p>
          <text:list>
            <text:list-item>
              <text:p text:style-name="P18">definition of the sphere</text:p>
            </text:list-item>
            <text:list-item>
              <text:p text:style-name="P18">technical notes on </text:p>
              <text:list>
                <text:list-item>
                  <text:p text:style-name="P18">Google,</text:p>
                  <text:list>
                    <text:list-item>
                      <text:p text:style-name="P18">personalized search results </text:p>
                    </text:list-item>
                  </text:list>
                </text:list-item>
                <text:list-item>
                  <text:p text:style-name="P18">News, </text:p>
                </text:list-item>
                <text:list-item>
                  <text:p text:style-name="P18">Blogs, </text:p>
                </text:list-item>
                <text:list-item>
                  <text:p text:style-name="P18">Scroogle</text:p>
                </text:list-item>
              </text:list>
            </text:list-item>
          </text:list>
        </text:list-item>
        <text:list-item>
          <text:p text:style-name="P18">Net neutrality</text:p>
          <text:list>
            <text:list-item>
              <text:p text:style-name="P18">history (Benkler)</text:p>
            </text:list-item>
            <text:list-item>
              <text:p text:style-name="P18">impact on protocol</text:p>
            </text:list-item>
          </text:list>
        </text:list-item>
      </text:list>
      <text:p text:style-name="P3"/>
      <text:p text:style-name="P12">"We note further that not only are most users unaware of these particular biases, they seem also to be unaware that they are unaware." Introna &amp; Nissenbaum, 2000 p.176</text:p>
      <text:p text:style-name="P3"/>
      <text:p text:style-name="P1">Introduction</text:p>
      <text:p text:style-name="P3"/>
      <text:p text:style-name="P3">The Internet is increasingly mediated by search engines. Surfing for an answer to a question has been metaphorically described as searching for a book “in a library containing all the printed books and papers in the world without covers and without a catalogue” and “looking for a needle in a field full of haystacks” (Introna &amp; Nissenbaum 2000; Grimmelman 2008). Google currently enjoys an high percentage of search engine usage, with 65.4% of the US market (comScore 2009). This leadership position in search places them at the center of search engine investigation at this time. To this end, the recent introduction of personalized search for every user that doesn't reject cookies from Google domains leads to new questions about the editorial role of search engines in producing search results. While previous investigations have taken other routes, this paper will interrogate the new personalized search through a cross-spherical analysis. Since a digital methods approach leaves a sphere for the engine to demarcate, the new personalization algorithms are proposed as creating a new personal sphere based around the web (and/or search) history of a given user (Rogers 2009). A cross-spherical analysis of the search query “net neutrality,” aided by the control set of the “cookie-less” Scroogle search scraper, will provide a glimpse as to whether, and to what degree, the new personal search sphere deviates from the previous Google sphere. The cross-spherical analysis of “net neutrality” is itself a relevant exercise in digital methods and aims to ascertain the character of the discussion in (Personal) Google, (Google) news, and (Google) blog spheres. The control sets of Scroogle as well as Shmoogle will be utilized for comparison.</text:p>
      <text:p text:style-name="P3"/>
      <text:p text:style-name="P3"><text:tab/><text:span text:style-name="T1">Three Layers of Computer Networks</text:span></text:p>
      <text:p text:style-name="P3"><text:soft-page-break/><text:span text:style-name="T1"/></text:p>
      <text:p text:style-name="P3"/>
      <text:p text:style-name="P3"><text:tab/><text:span text:style-name="T1">Search and the Content Layer</text:span></text:p>
      <text:p text:style-name="P2"/>
      <text:p text:style-name="P3"><text:span text:style-name="T2">Across the available research on search engines, at least one thread runs deeply throughout and could perhaps be conceived as the defining political concern in regards to Internet search: what James Grimmelmann calls “the Google Dilemma,” that is, the fact that “Google has the ability to shape its search results to prefer some web sites over others” (Grimmelmann 2008). As is often the case, Google here stands in for 'search engine', since indeed all search engines have the not only the capacity, but the legal right (in the U.S. via the first amendment and judicial precedence) to maintain editorial control of their search results. Since the issue pertains to all search engines, the phrase the 'Search Dilemma' will be used here. This editorial control clearly has strong implications for the Web, as </text:span>"what people (the seekers) are able to find on the Web determines what the Web consists of for them" (Introna &amp; Nissenbaum 2000). Indeed, Introna and Nissenbaum go further, explaining that <text:span text:style-name="T2">"[w]ithout much exaggeration one could say that to exist is to be indexed by a search engine" (2000). It is, of course, not simply indexing that amounts to “existence” in the sense of visibility to users: since 50% of users never look beyond the first page, it is more important to have a high rank in the search results than to be indexed in the first place (Spink &amp; Jansen 2004).</text:span></text:p>
      <text:p text:style-name="P12"><text:tab/>In Gimmelmann's words, "[w]hoever controls the search engines, perhaps, controls the Internet itself" (2008). This is the result of the interactions between the three layers of the Internet: control of any single layer gives de facto control over the others. This can be seen in the ability of governments to affect the content layer by manipulating the logical layer, by banning un-desired protocols and web sites. This in turn is generally achieved through manipulations of the physical layer, as seen in the Great Firewall of China. Control of the content layer can just as easily lead to the same results, as evidenced by the effective banning of “undesirable” web sites by Google at the request of the Chinese government. Since, on the Web, to be seen is to exist, the implications of the search engine bias (Grimmelmann's Google Dilemma) are of the highest order.</text:p>
      <text:p text:style-name="P12"><text:tab/>However, there are additional factors that affect Internet search that are not specific to a search engine's editorial control. These factors combine to become the Search Dilemma. <text:span text:style-name="T1">(Define visibility as the first 30 results)</text:span><text:span text:style-name="T2">.</text:span></text:p>
      <text:p text:style-name="P9"/>
      <text:p text:style-name="P11"><text:tab/><text:span text:style-name="T1">The Dynamics of Market-Driven Search</text:span></text:p>
      <text:p text:style-name="P11">In her paper “Is Relevance Relevant? Market, science, and war: Discourses of search enging quality,” Elizabeth van Couvering presents a structuralist analysis of interviews conducted with search engine producers in order to determine what sorts of 'interpretive schemes' arise when they discuss issues of search engine quality. Through structuration theory, 'interpretive schemes' are seen “help to govern the allocation of resources and thereby reinforce or potentially change larger structures” (Van Couvering 2007). When these interpretive schemes involve technological artifacts, as is the casee with search engines, <text:line-break/>Van Couvering calls them 'technological frames' (or 'technological frame of reference'). Any given 'technological frame' “not only helps to interpret technology and give it meaning, but also aids the producers in mobilizing other resources around their interpretation” (Van Couvering 2007). Nuancing her language to incorporate the previous theoretical solidification of 'cultural schemas' (where “[t]he value of a resource is dependent upon the ways in which cultural schemas can mobilize that and other resources” (Van Couvering 2007)), Van Couvering proposes 'technological schema' to refer to any cultural schema that includes an important technological element. These technological schemas both enable and constrain the avenues and products of technological development. The paths taken in the development then serve to further constrain (and enable) the technological schema, as well as further development. </text:p>
      <text:p text:style-name="P11"><text:tab/>Van Couvering found that the search engine producers employed two major schemas in their <text:soft-page-break/>interviews: a 'market schema' and a 'science-technology' schema. The market schema formed the basis of the developers' discussion of search engine quality, tying it to “long-term satisfaction on the part of customers, which is linked to revenue, the positive or norm of the market schema” (Van Couvering 2007). The science-technology schema, meanwhile, focuses on quality as relevance. However, the driving idea of the science-technology schema differs little from the market schema: “[i]f the search engine gives you results that answer your question, then search engine has delivered a relevant response and the results are quality results” (Van Couvering 2007).</text:p>
      <text:p text:style-name="P11"><text:tab/>Yet users do not have adequate means to judge the efficacy of a search, since “the locating of information also serves to inform one about that which one is looking for” (Introna &amp; Nissenbaum 2000, p. 176). In this case it is difficult to maintain coherency in the market schema, which predicates its definition of quality on the availability of alternatives and the ability of the user to determine whether they should switch to such an alternative. As in neoclassical capitalism, the market schema also relies on competition in a market place that exists without the vertical dimension of control. That is, a search engine market assumes competition can enter the market and begin competing on an even playing field. As in neoclassical economics, such an assumption is untenable at best. In the specific market of search engines, the enormous size of a search engine's physical infrastructure is not something available to a small start-up. In addition, any new search engine must fight the power law that defines the popularity of web sites in order to become visible to the average user. As Eszter Hargittai notes, <text:span text:style-name="T17">“[r]ecent trends suggest that the search engine market is shrinking, with fewer large players guiding users' online behavior than ever before. This suggests that decisions made by just a few players in this landscape can have considerable repercussions for </text:span><text:span text:style-name="T17">what material is realistically within the reach of users” (2007).</text:span></text:p>
      <text:p text:style-name="P11"><text:tab/>Another constraining factor on a user's ability to judge the quality of search engine results is the lack of transparency regarding the search algorithms themselves. As Introna and Nissenbaum put it in 2000, "Search-engine operators are loath to give out details of their ranking algoriths for fear that spammers will use this knowledge to trick them" (2000). One of the producers interviewed noted a tension between search engine bias (which he would prefer to call 'subjectivity'), explains “I don't think that major search engines are horribly biased …. but they're also not objective, and the more you operate secretively, it makes it harder for people to see where you're subjective” (Van Couvering 2007). Indeed, the interviewees “mentioned everyday practices in search engine programming that could be considered censorship of search results and have the potential to lead to biases in search,” including blacklisting, whitelisting, and adjusting results due to managerial pressure (Van Couvering 2007).</text:p>
      <text:p text:style-name="P11"><text:tab/>Van Couvering's conclusion to her research validates Introna and Nissenbaum's reservations about market-driven search, namely that profit motive (in the market schema) and technological progress and efficiency (in the science-technology schema) drive the development of search engines. Neither schema allows significant space to “raise issues of public welfare, fairness, or bias” (2007). Thus, in the “market of markets” that is search, “there is likely to be little incentive to ensure inclusion of … small markets and only small cost (in loss of participation) for their exclusion” (Introna &amp; Nissenbaum 2000). </text:p>
      <text:p text:style-name="P11"/>
      <text:p text:style-name="P11"><text:tab/><text:span text:style-name="T1">Power Laws and Link Structures</text:span></text:p>
      <text:p text:style-name="P11">Much has been made about the democratic potential of the Internet. Traditionally this dialog centers on the neutral characteristics of the logical layer. Since the very architecture of the Internet involves a distributed approach, where any node can contact any other node, resembles a democratic structure through its technical equality of nodes in terms of the reach of their broadcast, it was taken for granted that the Internet would enable 'narrowcasting' and give the traditionally unheard an equal opportunity to voice themselves (Hindeman 2008).. However, Matthew Hindeman's book <text:span text:style-name="T8">The Myth of Digital Democracy</text:span><text:span text:style-name="T11"> raises questions that seriously call into doubt the viability of this proposition. By looking at the link topology of the Internet, Hindeman was able to demonstrate that </text:span><text:soft-page-break/><text:span text:style-name="T11">“the online public sphere is less open than many have hoped or feared” (Hindeman 2008). This is because the link structures arrange themselves according to a power law distribution: only a small number of pages have a large number of links (Barabasi and Albert 1999; Kumar et al. 1999). In </text:span><text:span text:style-name="T11">other words, the more popular a site is, the more likely it is to get linked. The more links it has, the </text:span><text:span text:style-name="T11">more popular it becomes, thus creating a self-reinforcing structure that continually favors those at the top.</text:span></text:p>
      <text:p text:style-name="P14"><text:tab/>By looking into the link topologies surrounding political issues, Hindeman hoped to investigate whether this power law distribution governed sub-groups of the Internet as well as the Internet itself (much like Clay Shirky's demonstration that a power law distribution governs blogs (Shirky 2003)). His conclusions were that “the number of highly visible sites is small by any measure” and that “comparative visibility drops off in a rapid and highly regular fashion once one moves outside the core group of successful sites” (Hindeman 2008). In short, the Internet is power laws all the way down. </text:p>
      <text:p text:style-name="P14"><text:tab/>From this research Hindeman proposes the term “Googlearchy,” which has three defining characteristics:</text:p>
      <text:list xml:id="list2038501166" text:style-name="L3">
        <text:list-item>
          <text:list>
            <text:list-item>
              <text:list>
                <text:list-item>
                  <text:p text:style-name="P22">“Googlearchy suggests that the number of links pointing to a site is the most important determinant of site visibility.”</text:p>
                </text:list-item>
                <text:list-item>
                  <text:p text:style-name="P22">“Googlearchy suggests that niche dominance should be a general rule of online life.”</text:p>
                </text:list-item>
                <text:list-item>
                  <text:p text:style-name="P22">“Googlearchy suggests that this dependency upon links should make niche dominance self-perpetuating.” (Hindeman 2008)</text:p>
                </text:list-item>
              </text:list>
            </text:list-item>
          </text:list>
        </text:list-item>
      </text:list>
      <text:p text:style-name="P14">It's named reference to Google is the result of that engine's dependence on link topology to rank its search results through the PageRank algorithm. However, the power law distribution itself would likely still rule a web user's experience even if they were simply surfing through links: the link topology itself is ruled by a power law, thus the user would be most often directed to the top sites despite the fact that Google search results were not used (Hindeman 2008). Whether the search engine exacerbates the power law distribution or not remains in debate. Yet, as long as search engines use link topology as a primary rank determinant, search results will be dominated by the rule of the power law. This leads Hindeman to claim that “a less concentrated search engine market would help ensure diversity in the content seen. But once search engines focus on link structure, the popularity contest dynamics seen with PageRank are difficult to avoid” and conclude that the “end to end nature of the Web might not limit the political sites that citizens visit, but the link structure of the Web certainly does” (2008).</text:p>
      <text:p text:style-name="P11"/>
      <text:p text:style-name="P11">Since these schemas define the way search engine producers</text:p>
      <text:p text:style-name="P11">against market dynamics resulting in the ideal search engine - users do not have adequate means to judge the efficacy of a search, if they are simply looking for information. (Introna &amp; Nissenbaum, 2000 p.176)</text:p>
      <text:p text:style-name="P11"/>
      <text:p text:style-name="P13">Methodology</text:p>
      <text:p text:style-name="P11">The editorial decision was made to use any extra links that Google has put on the page. For instance, in the Google search results, one now sees “News results for &lt;search term&gt;...” at the top and “Blog results for &lt;search term&gt;...” at the bottom. As these inclusions represent distinct editorial decisions on the part of Google, the URLs in these sections have been included in their relevant scrapes (Google and Google Blogs; Google News results are instead returned from Google News Scraper). The results from Google and Google Blogs also required manual removal of bad URLs.The results from Scroogle and Shmoogle were well behaved and easy to pare down to the <text:soft-page-break/>desired 30 results. All changes to the search results were performed in git version control via the gist.github.com web application.</text:p>
      <text:p text:style-name="P11"/>
      <text:p text:style-name="P11"/>
      <text:p text:style-name="P10">Bibliography</text:p>
      <text:p text:style-name="P12"><text:span text:style-name="T9">comScore, (2009). “</text:span><text:span text:style-name="Strong_20_Emphasis"><text:span text:style-name="T9">comScore Releases November 2009 U.S. Search Engine Rankings,” comScore. 16 December 2009. &lt;</text:span></text:span><text:a xlink:type="simple" xlink:href="http://ir.comscore.com/releasedetail.cfm?ReleaseID=430895"><text:span text:style-name="Strong_20_Emphasis"><text:span text:style-name="T9">http://ir.comscore.com/releasedetail.cfm?ReleaseID=430895</text:span></text:span></text:a><text:span text:style-name="Strong_20_Emphasis"><text:span text:style-name="T9">&gt; (Accessed 9 January 2010).</text:span></text:span></text:p>
      <text:p text:style-name="P11"><text:span text:style-name="T11">Grimmelmann, James, (2008). “The Google Dilemma,” </text:span><text:span text:style-name="T8">New York Law School Law Review</text:span><text:span text:style-name="T11">, 53: 939-950. </text:span></text:p>
      <text:p text:style-name="P11"><text:span text:style-name="T5">Hargittai, Eszter, (2007). The social, political, economic, and cultural dimensions of search engines: An introduction. </text:span><text:span text:style-name="T6">Journal of Computer-Mediated Communication</text:span><text:span text:style-name="T5">, </text:span><text:span text:style-name="Emphasis"><text:span text:style-name="T3">12</text:span></text:span><text:span text:style-name="T5">(3), article 1. &lt;</text:span><text:a xlink:type="simple" xlink:href="http://jcmc.indiana.edu/vol12/issue3/hargittai.html"><text:span text:style-name="T11">http://jcmc.indiana.edu/vol12/issue3/hargittai.html</text:span></text:a><text:span text:style-name="T11">&gt;. (Accessed 6 January 2010). </text:span></text:p>
      <text:p text:style-name="P11"><text:span text:style-name="T11">Hindemann, Matthew. </text:span><text:span text:style-name="T8">The Myth of Digital Democracy.</text:span><text:span text:style-name="T11"> Princeton: Princeton University Press. 2008.</text:span></text:p>
      <text:p text:style-name="P11"><text:span text:style-name="T11">Introna, Lucas and Helen Nissenbaum, (2000). “Shaping the Web: Why the Politics of Search Engines Matters”. </text:span><text:span text:style-name="T8">The Information Society,</text:span><text:span text:style-name="T11"> 16:169-185.</text:span></text:p>
      <text:p text:style-name="P11"><text:span text:style-name="T11">Shirky, Clay, (2003). “Power laws, Weblogs, and Inequality.” Clay Shirky's Writings About the Internet. &lt;</text:span><text:a xlink:type="simple" xlink:href="http://www.shirky.com/writings/powerlaw_weblog.html"><text:span text:style-name="T11">http://www.shirky.com/writings/powerlaw_weblog.html</text:span></text:a><text:span text:style-name="T11">&gt;. (Accessed 3 January 2010).</text:span></text:p>
      <text:p text:style-name="P11">Spink, Amanda and Bernard J. Jansen, (2004). “A Study of Web Trends,” <text:span text:style-name="T8">Webology,</text:span><text:span text:style-name="T11"> 8. &lt;</text:span><text:a xlink:type="simple" xlink:href="http://webology.ir/2004/v1n2/a4.html"><text:span text:style-name="T11">http://webology.ir/2004/v1n2/a4.html</text:span></text:a><text:span text:style-name="T11">&gt;. (Accessed 6 January 2010).</text:span></text:p>
      <text:p text:style-name="P12"><text:span text:style-name="T9">Van Couvering, Elizabeth, (2007). “Is Relevance Relevant? Market, Science, and War: Discourses of Search Engine Quality,” </text:span><text:span text:style-name="T7">Journal of Computer-Mediated Communication,</text:span><text:span text:style-name="T9"> 12(3), article 6. &lt;</text:span><text:a xlink:type="simple" xlink:href="http://jcmc.indiana.edu/vol12/issue3/vancouvering.html">http://jcmc.indiana.edu/vol12/issue3/vancouvering.html</text:a><text:span text:style-name="T2">&gt;. </text:span></text:p>
      <text:p text:style-name="P3"/>
      <text:p text:style-name="P2">Opponent Search Terms</text:p>
      <text:p text:style-name="P2"/>
      <text:p text:style-name="P4">“big government”</text:p>
      <text:p text:style-name="P4">“new regulation”</text:p>
      <text:p text:style-name="P4">nationalization</text:p>
      <text:p text:style-name="P4">socialism</text:p>
      <text:p text:style-name="P4">“quality of service”</text:p>
      <text:p text:style-name="P4">“fairness doctrine”</text:p>
      <text:p text:style-name="P2"/>
      <text:p text:style-name="P2">Proponent Search</text:p>
      <text:p text:style-name="P2"/>
      <text:p text:style-name="P4">“big telecom”</text:p>
      <text:p text:style-name="P4">“open internet”</text:p>
      <text:p text:style-name="P4">“digital divide”</text:p>
      <text:p text:style-name="P4">discrimination</text:p>
      <text:p text:style-name="P4">tiered</text:p>
      <text:p text:style-name="P4">censorship</text:p>
      <text:p text:style-name="P4">astroturf</text:p>
      <text:p text:style-name="P3"/>
      <text:p text:style-name="P2">Media Studies Frame</text:p>
      <text:p text:style-name="P2"/>
      <text:p text:style-name="P4">“physical layer”</text:p>
      <text:p text:style-name="P4">“logical layer”</text:p>
      <text:p text:style-name="P4"><text:soft-page-break/>“content layer”</text:p>
      <text:p text:style-name="P3">ethical</text:p>
      <text:p text:style-name="P3">protocol</text:p>
      <text:p text:style-name="P3"/>
      <text:p text:style-name="P2">7 January 2010 Searches</text:p>
      <text:p text:style-name="P4"/>
      <text:p text:style-name="P2"><text:a xlink:type="simple" xlink:href="https://gist.github.com/1ee715b7f3c5e8979354"><text:span text:style-name="T2">https://gist.github.com/1ee715b7f3c5e8979354</text:span></text:a><text:span text:style-name="T2"> // Google results</text:span></text:p>
      <text:p text:style-name="P2"><text:a xlink:type="simple" xlink:href="https://gist.github.com/3ae7bec8911d4c9fe0f0"><text:span text:style-name="T2">https://gist.github.com/3ae7bec8911d4c9fe0f0</text:span></text:a><text:span text:style-name="T2"> // Google News Results. Total: 71</text:span></text:p>
      <text:p text:style-name="P2"><text:a xlink:type="simple" xlink:href="http://gist.github.com/271521"><text:span text:style-name="T2">http://gist.github.com/271521</text:span></text:a><text:span text:style-name="T2"> // Google Blog Results. Total: 37</text:span></text:p>
      <text:p text:style-name="P2"><text:a xlink:type="simple" xlink:href="http://gist.github.com/271526"><text:span text:style-name="T2">http://gist.github.com/271526</text:span></text:a><text:span text:style-name="T2"> // Scroogle Results (Top 30)</text:span></text:p>
      <text:p text:style-name="P2"><text:a xlink:type="simple" xlink:href="http://gist.github.com/271531"><text:span text:style-name="T2">http://gist.github.com/271531</text:span></text:a><text:span text:style-name="T2"> // Shmoogle Resuts (Top 30)</text:span></text:p>
      <text:p text:style-name="P4"/>
      <text:p text:style-name="P2">7 January 2010 Scraper Results</text:p>
      <text:p text:style-name="P2"/>
      <text:p text:style-name="P4"><text:a xlink:type="simple" xlink:href="http://lab.digitalmethods.net/~erik/tools/beta/scrapeGoogle/prevResultsTagCloud.php?prevResult=../results/google/netNeutralityNews.07.Jan.txt">http://lab.digitalmethods.net/~erik/tools/beta/scrapeGoogle/prevResultsTagCloud.php?prevResult=../results/google/netNeutralityNews.07.Jan.txt</text:a></text:p>
      <text:p text:style-name="P4"><text:s/>// botched; need to use Google News Scraper or URL list contains erroneous links as well as links that pull their entire site into the search.</text:p>
      <text:p text:style-name="P4"><text:a xlink:type="simple" xlink:href="http://lab.digitalmethods.net/~erik/tools/beta/scrapeGoogle/prevResultsTagCloud.php?prevResult=../results/google/netNeutralityShmoogle.07.Jan.2010.txt">http://lab.digitalmethods.net/~erik/tools/beta/scrapeGoogle/prevResultsTagCloud.php?prevResult=../results/google/netNeutralityShmoogle.07.Jan.2010.txt</text:a></text:p>
      <text:p text:style-name="P4"><text:a xlink:type="simple" xlink:href="http://lab.digitalmethods.net/~erik/tools/beta/scrapeGoogle/prevResultsTagCloud.php?prevResult=../results/google/netNeutralityGoogle.07.Jan.txt">http://lab.digitalmethods.net/~erik/tools/beta/scrapeGoogle/prevResultsTagCloud.php?prevResult=../results/google/netNeutralityGoogle.07.Jan.txt</text:a></text:p>
      <text:p text:style-name="P4"><text:a xlink:type="simple" xlink:href="http://lab.digitalmethods.net/~erik/tools/beta/scrapeGoogle/prevResultsTagCloud.php?prevResult=../results/google/netNeutralityScroogle.07.Jan.2010.txt">http://lab.digitalmethods.net/~erik/tools/beta/scrapeGoogle/prevResultsTagCloud.php?</text:a><text:a xlink:type="simple" xlink:href="http://lab.digitalmethods.net/~erik/tools/beta/scrapeGoogle/prevResultsTagCloud.php?prevResult=../results/google/netNeutralityScroogle.07.Jan.2010.txt">prevResult=../results/google/netNeutralityScroogle.07.Jan.2010.txt</text:a></text:p>
      <text:p text:style-name="P4"><text:a xlink:type="simple" xlink:href="http://lab.digitalmethods.net/~erik/tools/beta/scrapeGoogle/prevResultsTagCloud.php?prevResult=../results/google/netNeutralityBlogs.07.Jan.2010.txt">http://lab.digitalmethods.net/~erik/tools/beta/scrapeGoogle/prevResultsTagCloud.php?prevResult=../results/google/netNeutralityBlogs.07.Jan.2010.txt</text:a></text:p>
      <text:p text:style-name="P4"/>
      <text:p text:style-name="P4"/>
      <text:p text:style-name="P2">Personal Google Sphere:</text:p>
      <text:p text:style-name="P2"/>
      <text:p text:style-name="P2"><text:tab/>“logical layer”</text:p>
      <text:p text:style-name="P4"><text:a xlink:type="simple" xlink:href="http://www.cybertelecom.org/ci/neutral.htm">http://www.cybertelecom.org/ci/neutral.htm</text:a></text:p>
      <text:p text:style-name="P4"/>
      <text:p text:style-name="P2">Shmoogle Sphere</text:p>
      <text:p text:style-name="P4"><text:tab/><text:span text:style-name="T1">“censorship”</text:span></text:p>
      <text:p text:style-name="P4"><text:a xlink:type="simple" xlink:href="http://petelumbis.org/">http://petelumbis.org</text:a></text:p>
      <text:p text:style-name="P4">All instances of censorship appear in the form of 'self-censorship'.</text:p>
      <text:p text:style-name="P4"/>
      <text:p text:style-name="P2">News Sphere:</text:p>
      <text:p text:style-name="P2"/>
      <text:p text:style-name="P2"><text:tab/>“astroturf”</text:p>
      <text:p text:style-name="P4"><text:a xlink:type="simple" xlink:href="http://btobonline.com/apps/pbcs.dll/article?AID=/20100105/MEDIABUSINESS/100109971/1001">http://btobonline.com/apps/pbcs.dll/article?AID=/20100105/MEDIABUSINESS/100109971/1001</text:a></text:p>
      <text:p text:style-name="P4">Text 'astroturf' does not appear on this page, from the site 'BtoB - Media Business: The Magazine for Business Publishing Executives.'</text:p>
      <text:p text:style-name="P4"/>
      <text:p text:style-name="P2"><text:span text:style-name="T2"><text:tab/>“</text:span>content layer”</text:p>
      <text:p text:style-name="P4">http://www.mediapost.com/publications/?fa=Articles.showArticle&amp;art_aid=88893&amp;passFuseAction=PublicationsSearch.showSearchReslts&amp;art_searched="content layer"&amp;page_number=0</text:p>
      <text:p text:style-name="P4"/>
      <text:p text:style-name="P4">Appears in a quote from Kiwibox CEO Lin Dai discussingthat it is the “content layer on top of the social network” that explains advertiser interest in his “teen-oriented social network and online <text:soft-page-break/>magazine” for which “monetization is not a problem.”</text:p>
      <text:p text:style-name="P4"/>
      <text:p text:style-name="P3"><text:tab/><text:span text:style-name="T1">“physical layer”</text:span></text:p>
      <text:p text:style-name="P3"><text:a xlink:type="simple" xlink:href="http://telecomtv.com/go/?ct=1&amp;cid=40716&amp;id=e9381817-0593-417a-8639-c4c53e2a2a10"><text:span text:style-name="T2">http://telecomtv.com/go/?ct=1&amp;cid=40716&amp;id=e9381817-0593-417a-8639-c4c53e2a2a10</text:span></text:a></text:p>
      <text:p text:style-name="P2"/>
      <text:p text:style-name="P4">Hardware specific. “average physical layer channel change”</text:p>
      <text:p text:style-name="P4"/>
      <text:p text:style-name="P2">Shmoogle Sphere</text:p>
      <text:p text:style-name="P2"/>
      <text:p text:style-name="P4"><text:a xlink:type="simple" xlink:href="http://googlepublicpolicy.blogspot.com/2007/06/what-do-we-mean-by-net-neutrality.html">http://googlepublicpolicy.blogspot.com/2007/06/what-do-we-mean-by-net-neutrality.html</text:a></text:p>
      <text:p text:style-name="P4"/>
      <text:p text:style-name="P4">At rank 106, this page is defined as invisible, yet could be considered an important piece of the net neutrality debate, considering Google's public support of the policy.</text:p>
      <text:p text:style-name="P3"/>
      <text:p text:style-name="P2">Google Personalized Search</text:p>
      <text:p text:style-name="P2"/>
      <text:p text:style-name="P3"><text:span text:style-name="T1">“</text:span>deleting Web History from your Google Account will erase all items from your web history and stop your web history from being recorded in the future.” // delete web history</text:p>
      <text:p text:style-name="P4"><text:a xlink:type="simple" xlink:href="http://www.google.com/support/accounts/bin/answer.py?answer=54067">http://www.google.com/support/accounts/bin/answer.py?answer=54067</text:a></text:p>
      <text:p text:style-name="P4"/>
      <text:p text:style-name="P4">// delete search history</text:p>
      <text:p text:style-name="P4"><text:a xlink:type="simple" xlink:href="http://www.google.com/support/websearch/bin/answer.py?hl=en&amp;answer=465">http://www.google.com/support/websearch/bin/answer.py?hl=en&amp;answer=465</text:a></text:p>
      <text:p text:style-name="P4"/>
      <text:p text:style-name="P4">“In Signed-In Web History, Google knows that a particular Google user is using Google. Behind the scenes, it has kept a record of all the things that person has done when signed-in, regardless of what computer or browser they’ve used.”</text:p>
      <text:p text:style-name="P4"/>
      <text:p text:style-name="P3"><text:span text:style-name="T2">“</text:span>Annoyingly, the company will not give any metrics about what percentage of results a typically searcher gets back that are personalized in some way nor the percentage of the results themselves that are changed.”</text:p>
      <text:p text:style-name="P4"><text:a xlink:type="simple" xlink:href="http://searchengineland.com/google-now-personalizes-everyones-search-results-31195">http://searchengineland.com/google-now-personalizes-everyones-search-results-31195</text:a></text:p>
      <text:p text:style-name="P4"/>
      <text:p text:style-name="P3"><text:span text:style-name="T2">“</text:span><text:span text:style-name="Strong_20_Emphasis">Search History User Without The Toolbar: </text:span>Many people have had the Search History feature enabled over the past few weeks, because of the <text:a xlink:type="simple" xlink:href="http://searchengineland.com/070202-224617.php">change</text:a> Google did back in February. If you visit your Search History area, you’ll see it changed to Web History and Google will prompt you to get the Google Toolbar with tracking.”</text:p>
      <text:p text:style-name="P3"><text:a xlink:type="simple" xlink:href="http://searchengineland.com/google-search-history-expands-becomes-web-history-11016">http://searchengineland.com/google-search-history-expands-becomes-web-history-11016</text:a></text:p>
      <text:p text:style-name="P3"/>
      <text:p text:style-name="P3">Toolbar was downloaded and activated 7 January 2010.</text:p>
      <text:p text:style-name="P3"/>
      <text:p text:style-name="P2">Network Neutrality</text:p>
      <text:p text:style-name="P4"/>
      <text:p text:style-name="P2"><text:span text:style-name="T2"><text:tab/></text:span>Physical Layer</text:p>
      <text:p text:style-name="P2"/>
      <text:p text:style-name="P3"><text:span text:style-name="T2"><text:tab/>“</text:span>These networks—particularly full fiber-optic networks—are natural monopolies. There is no natural “market” any more than one could imagine a competitive market in streets or metro airports. This is infrastructure—the foundation for many other markets.<text:span text:style-name="T2">” (Mitchell 2010)</text:span></text:p>
      <text:p text:style-name="P3"/>
      <text:p text:style-name="P15">Mitchell, Christopher. &lt;<text:a xlink:type="simple" xlink:href="http://arstechnica.com/tech-policy/news/2010/01/municipal-fiber-needs-more-fdr-localism-fewer-state-bans.ars"><text:span text:style-name="T4">http://arstechnica.com/tech-policy/news/2010/01/municipal-fiber-needs-more-fdr-localism-fewer-state-bans.ars</text:span></text:a>&gt; (Accessed 7 January 2010).</text:p>
      <text:p text:style-name="P2"/>
      <text:p text:style-name="P2"><text:tab/>Logical Layer</text:p>
      <text:p text:style-name="P4"><text:soft-page-break/></text:p>
      <text:p text:style-name="P4"><text:tab/>While search bias carries serious implications for inclusive access to information, bandwidth and protocol bias weigh considerably more in considerations of information inclusivity. </text:p>
      <text:p text:style-name="P4"/>
      <text:p text:style-name="P3"><text:span text:style-name="T2">Actress Ruth Livier claims net neutrality enabled her Web series </text:span><text:span text:style-name="T7">YLSE </text:span><text:span text:style-name="T9">in a commercial environment that refused to give a second look to a “bicultural dramedy about a modern American Latina: someone with big dreams juggling a career, a not-so-successful love life and a family that sometimes doesn’t understand her progressive American ways.</text:span><text:span text:style-name="T10">” </text:span><text:span text:style-name="T9">(Livier, 2010)</text:span></text:p>
      <text:p text:style-name="P8"><text:span text:style-name="Block_20_Quote"><text:span text:style-name="T12">The Web is the new land of opportunity. Its low barriers to entry encouraged me to take action. Now, in addition to being an actress/writer, I’m effectively a content creator/small-business owner and my show has worldwide distribution. Imagine that?! And this has only been possible thanks to the power and reach of a neutral, open, accessible, nondiscriminatory Internet that drives innovation and </text:span></text:span><text:span text:style-name="Block_20_Quote"><text:span text:style-name="T12">encourages the independent American entrepreneurial spirit. (Livier, 2010)</text:span></text:span></text:p>
      <text:p text:style-name="P6"><text:span text:style-name="Block_20_Quote"><text:span text:style-name="T15"/></text:span></text:p>
      <text:p text:style-name="P6"><text:span text:style-name="Block_20_Quote"><text:span text:style-name="T16"/></text:span></text:p>
      <text:p text:style-name="P6"><text:span text:style-name="Block_20_Quote"><text:span text:style-name="T16"/></text:span></text:p>
      <text:p text:style-name="P6"><text:span text:style-name="Block_20_Quote"><text:span text:style-name="T16">The traditional opponent response to this is to say that it has not happened without net neutrality regulation, therefore the continued lack of regulation does not imply that ISPs </text:span></text:span><text:span text:style-name="Block_20_Quote"><text:span text:style-name="T16">would introduce measures to limit the “neutral, open, accessible, nondiscriminatory Internet,” in Livier's words. </text:span></text:span></text:p>
      <text:p text:style-name="P6"><text:span text:style-name="Block_20_Quote"><text:span text:style-name="T14"/></text:span></text:p>
      <text:p text:style-name="P6"><text:span text:style-name="Block_20_Quote"><text:span text:style-name="T13"/></text:span></text:p>
      <text:p text:style-name="P6"><text:span text:style-name="Block_20_Quote"><text:span text:style-name="T13"/></text:span></text:p>
      <text:p text:style-name="P6"><text:span text:style-name="Block_20_Quote"><text:span text:style-name="T13"><text:tab/></text:span></text:span><text:span text:style-name="Block_20_Quote"><text:span text:style-name="T15">Precedence</text:span></text:span></text:p>
      <text:p text:style-name="P6"><text:span text:style-name="Block_20_Quote"><text:span text:style-name="T15"/></text:span></text:p>
      <text:p text:style-name="P6"><text:span text:style-name="Block_20_Quote"><text:span text:style-name="T15">// Verizon rejects, then reverses, Naral Pro-Choice America request for 5-digit short code</text:span></text:span></text:p>
      <text:p text:style-name="P6"><text:a xlink:type="simple" xlink:href="http://www.nytimes.com/2007/09/27/business/27cnd-verizon.html?_r=2&amp;hp=&amp;oref=slogin&amp;pagewanted=print"><text:span text:style-name="Block_20_Quote"><text:span text:style-name="T16">http://www.nytimes.com/2007/09/27/business/27cnd-verizon.html?_r=2&amp;hp=&amp;oref=slogin&amp;pagewanted=print</text:span></text:span></text:a><text:span text:style-name="Block_20_Quote"><text:span text:style-name="T15"> </text:span></text:span></text:p>
      <text:p text:style-name="P6"><text:span text:style-name="Block_20_Quote"><text:span text:style-name="T15"/></text:span></text:p>
      <text:p text:style-name="P6"><text:span text:style-name="Block_20_Quote"><text:span text:style-name="T15">// Lobbying dollars</text:span></text:span></text:p>
      <text:p text:style-name="P6"><text:a xlink:type="simple" xlink:href="http://www.freepress.net/node/62059"><text:span text:style-name="Block_20_Quote"><text:span text:style-name="T16">http://www.freepress.net/node/62059</text:span></text:span></text:a></text:p>
      <text:p text:style-name="P6"><text:a xlink:type="simple" xlink:href="http://www.eff.org/press/archives/2009/09/24"><text:span text:style-name="Block_20_Quote"><text:span text:style-name="T16">http://www.eff.org/press/archives/2009/09/24</text:span></text:span></text:a><text:span text:style-name="Block_20_Quote"><text:span text:style-name="T16"> </text:span></text:span></text:p>
      <text:p text:style-name="P6"><text:a xlink:type="simple" xlink:href="http://arstechnica.com/tech-policy/news/2009/10/the-anti-net-neutrality-movement-is-it-just-about-att-money.ars"><text:span text:style-name="Block_20_Quote"><text:span text:style-name="T16">http://arstechnica.com/tech-policy/news/2009/10/the-anti-net-neutrality-movement-is-it-just-about-att-money.ars</text:span></text:span></text:a><text:span text:style-name="Block_20_Quote"><text:span text:style-name="T16"> // astroturfing </text:span></text:span></text:p>
      <text:p text:style-name="P6"><text:span text:style-name="Block_20_Quote"><text:span text:style-name="T16"/></text:span></text:p>
      <text:p text:style-name="P6"><text:span text:style-name="Block_20_Quote"><text:span text:style-name="T15">// Comcast case</text:span></text:span></text:p>
      <text:p text:style-name="P6"><text:a xlink:type="simple" xlink:href="http://www.sfgate.com/cgi-bin/article.cgi?f=/n/a/2007/10/19/financial/f061526D54.DTL&amp;feed=rss.business"><text:span text:style-name="Block_20_Quote"><text:span text:style-name="T16">http://www.sfgate.com/cgi-bin/article.cgi?f=/n/a/2007/10/19/financial/f061526D54.DTL&amp;feed=rss.business</text:span></text:span></text:a> // original announcement</text:p>
      <text:list xml:id="list2146192605" text:style-name="L4">
        <text:list-item>
          <text:p text:style-name="P19"><text:span text:style-name="T2">“</text:span>Other ISPs have attempted to block some file-sharing application by so-called "port filtering," but that method is easily circumvented and now largely ineffective.<text:span text:style-name="T2">”</text:span></text:p>
        </text:list-item>
        <text:list-item>
          <text:p text:style-name="P21">“Comcast's approach to traffic shaping is different because of the drastic effect it has on one type of traffic — in some cases blocking it rather than slowing it down — and the method used, which is difficult to circumvent and involves the company falsifying network traffic.”</text:p>
        </text:list-item>
        <text:list-item>
          <text:p text:style-name="P21">Paul Watson of Google, “My concern is the precedent. In the past, when people got an ISP connection, they were getting a connection to the Internet. The only determination was price and bandwidth. Now they're going to have to make much more complicated decisions such as price, bandwidth, and what services I can get over the Internet.”</text:p>
        </text:list-item>
        <text:list-item>
          <text:p text:style-name="P21">Topolski (who “found” the shaping): "By Comcast not acknowledging that they do this at all, there's no way to report any problems with it"</text:p>
        </text:list-item>
      </text:list>
      <text:p text:style-name="P6"/>
      <text:p text:style-name="P6"><text:a xlink:type="simple" xlink:href="http://bits.blogs.nytimes.com/2007/10/22/comcast-were-delaying-not-blocking-bittorrent-traffic/"><text:span text:style-name="Block_20_Quote"><text:span text:style-name="T16">http://bits.blogs.nytimes.com/2007/10/22/comcast-were-delaying-not-blocking-bittorrent-</text:span></text:span></text:a><text:soft-page-break/><text:a xlink:type="simple" xlink:href="http://bits.blogs.nytimes.com/2007/10/22/comcast-were-delaying-not-blocking-bittorrent-traffic/"><text:span text:style-name="Block_20_Quote"><text:span text:style-name="T16">traffic/</text:span></text:span></text:a><text:span text:style-name="Block_20_Quote"><text:span text:style-name="T16"> // response to the report</text:span></text:span></text:p>
      <text:list xml:id="list991115491" text:style-name="L5">
        <text:list-item>
          <text:list>
            <text:list-item>
              <text:p text:style-name="P20"><text:span text:style-name="Block_20_Quote"><text:span text:style-name="T16">“It seems unlikely that Comcast has a secret agenda to shut down file-sharing applications and combat piracy on its network. But the company is clearly trying to have it both ways. It claims it is a neutral Internet service provider that treats all packets equally, not </text:span></text:span><text:a xlink:type="simple" xlink:href="http://www.news.com/8301-10784_3-9763901-7.html"><text:span text:style-name="Block_20_Quote"><text:span text:style-name="T16">blocking</text:span></text:span></text:a><text:span text:style-name="Block_20_Quote"><text:span text:style-name="T16"> or “shaping” its Internet traffic. Meanwhile it also positions itself as the champion of average Internet users whose speeds are being slowed by file-sharing.”</text:span></text:span></text:p>
            </text:list-item>
            <text:list-item>
              <text:p text:style-name="P20"><text:span text:style-name="Block_20_Quote"><text:span text:style-name="T16">The article mentions that it is a large public relations disaster, but does not discuss implications for the architecture of the Internet.</text:span></text:span></text:p>
            </text:list-item>
          </text:list>
        </text:list-item>
      </text:list>
      <text:p text:style-name="P6"><text:span text:style-name="Block_20_Quote"><text:span text:style-name="T16"><text:s/></text:span></text:span></text:p>
      <text:p text:style-name="P6"><text:span text:style-name="Block_20_Quote"><text:span text:style-name="T14"/></text:span></text:p>
      <text:p text:style-name="P7"><text:a xlink:type="simple" xlink:href="http://www.savetheinternet.com/blog/10/01/05/my-web-series-made-possible-net-neutrality"><text:span text:style-name="T4">ef</text:span></text:a></text:p>
      <text:p text:style-name="P7"><text:a xlink:type="simple" xlink:href="http://www.savetheinternet.com/blog/10/01/05/my-web-series-made-possible-net-neutrality"><text:span text:style-name="T4">fe</text:span></text:a></text:p>
      <text:p text:style-name="P7"><text:a xlink:type="simple" xlink:href="http://www.savetheinternet.com/blog/10/01/05/my-web-series-made-possible-net-neutrality"><text:span text:style-name="T4">ef</text:span></text:a></text:p>
      <text:p text:style-name="P7"><text:a xlink:type="simple" xlink:href="http://www.savetheinternet.com/blog/10/01/05/my-web-series-made-possible-net-neutrality"><text:span text:style-name="T4">http://www.savetheinternet.com/blog/10/01/05/my-web-series-made-possible-net-neutrality</text:span></text:a></text:p>
      <text:p text:style-name="P5"><text:s/>[+]</text:p>
      <text:p text:style-name="P2"/>
      <text:p text:style-name="P2">News</text:p>
      <text:p text:style-name="P4"/>
      <text:p text:style-name="P4">- historical precedent for considering “new regulation” a conservative frame</text:p>
      <text:p text:style-name="P4"><text:a xlink:type="simple" xlink:href="http://www.google.com/search?as_q=%22new+regulation%22&amp;num=30&amp;hl=&amp;btnG=Google+Search&amp;lr=&amp;as_ft=i&amp;as_filetype=&amp;as_qdr=all&amp;as_occt=any&amp;as_dt=i&amp;as_sitesearch=government.zdnet.com/?p=6518&amp;as_rights=&amp;safe=images&amp;cr=&amp;ie=UTF-8&amp;filter=1">http://www.google.com/search?as_q=%22new+regulation%22&amp;num=30&amp;hl=&amp;btnG=Google+Search&amp;lr=&amp;as_ft=i&amp;as_filetype=&amp;as_qdr=all&amp;as_occt=any&amp;as_dt=i&amp;as_sitesearch=government.zdnet.com/?p=6518&amp;as_rights=&amp;safe=images&amp;cr=&amp;ie=UTF-</text:a><text:a xlink:type="simple" xlink:href="http://www.google.com/search?as_q=%22new+regulation%22&amp;num=30&amp;hl=&amp;btnG=Google+Search&amp;lr=&amp;as_ft=i&amp;as_filetype=&amp;as_qdr=all&amp;as_occt=any&amp;as_dt=i&amp;as_sitesearch=government.zdnet.com/?p=6518&amp;as_rights=&amp;safe=images&amp;cr=&amp;ie=UTF-8&amp;filter=1">8&amp;filter=1</text:a></text:p>
      <text:p text:style-name="P4"/>
      <text:p text:style-name="P4"/>
      <text:p text:style-name="P4"/>
      <text:p text:style-name="P2">Results</text:p>
      <text:p text:style-name="P4"/>
      <text:p text:style-name="P4"><text:a xlink:type="simple" xlink:href="http://lab.digitalmethods.net/~erik/tools/beta/scrapeGoogle/prevResultsTagCloud.php?prevResult=../results/google/netneutralGoogle05.jan.txt">http://lab.digitalmethods.net/~erik/tools/beta/scrapeGoogle/prevResultsTagCloud.php?prevResult=../results/google/netneutralGoogle05.jan.txt</text:a> <text:s/>// actually the news results</text:p>
      <text:p text:style-name="P4"/>
      <text:p text:style-name="P4"><text:a xlink:type="simple" xlink:href="http://lab.digitalmethods.net/~erik/tools/beta/scrapeGoogle/prevResultsTagCloud.php?prevResult=../results/google/netneutralShmoogle.05.jan.txt">http://lab.digitalmethods.net/~erik/tools/beta/scrapeGoogle/prevResultsTagCloud.php?prevResult=../results/google/netneutralShmoogle.05.jan.txt</text:a></text:p>
      <text:p text:style-name="P4"/>
      <text:p text:style-name="P4"><text:a xlink:type="simple" xlink:href="http://lab.digitalmethods.net/~erik/tools/beta/scrapeGoogle/prevResultsTagCloud.php?prevResult=../results/google/netneutralScroogle.05.jan.txt">http://lab.digitalmethods.net/~erik/tools/beta/scrapeGoogle/prevResultsTagCloud.php?</text:a><text:a xlink:type="simple" xlink:href="http://lab.digitalmethods.net/~erik/tools/beta/scrapeGoogle/prevResultsTagCloud.php?prevResult=../results/google/netneutralScroogle.05.jan.txt">prevResult=../results/google/netneutralScroogle.05.jan.txt</text:a></text:p>
      <text:p text:style-name="P4"/>
      <text:p text:style-name="P4"><text:a xlink:type="simple" xlink:href="http://lab.digitalmethods.net/~erik/tools/beta/scrapeGoogle/prevResultsTagCloud.php?prevResult=../results/google/netneutralGoogleEngine.05.jan.txt">http://lab.digitalmethods.net/~erik/tools/beta/scrapeGoogle/prevResultsTagCloud.php?prevResult=../results/google/netneutralGoogleEngine.05.jan.txt</text:a></text:p>
      <text:p text:style-name="P4"/>
      <text:p text:style-name="P4"><text:a xlink:type="simple" xlink:href="http://lab.digitalmethods.net/~erik/tools/beta/scrapeGoogle/prevResultsTagCloud.php?prevResult=../results/google/netneutralBlog.05.jan.txt">http://lab.digitalmethods.net/~erik/tools/beta/scrapeGoogle/prevResultsTagCloud.php?prevResult=../results/google/netneutralBlog.05.jan.txt</text:a></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lock_20_Quote" style:display-name="Block Quote" style:family="text">
      <style:text-properties fo:font-size="10.5pt" fo:font-weight="normal" style:font-size-asian="10.5pt" style:font-weight-asian="normal" style:font-size-complex="10.5pt" style:font-weight-complex="normal"/>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5T20:09:22.08</meta:creation-date>
    <dc:date>2010-01-10T12:46:16</dc:date>
    <meta:editing-duration>PT34H40M13S</meta:editing-duration>
    <meta:editing-cycles>33</meta:editing-cycles>
    <meta:generator>OpenOffice.org/3.1$Unix OpenOffice.org_project/310m19$Build-9420</meta:generator>
    <meta:document-statistic meta:table-count="0" meta:image-count="0" meta:object-count="0" meta:page-count="9" meta:paragraph-count="160" meta:word-count="3565" meta:character-count="25703"/>
    <meta:user-defined meta:name="Info 1"/>
    <meta:user-defined meta:name="Info 2"/>
    <meta:user-defined meta:name="Info 3"/>
    <meta:user-defined meta:name="Info 4"/>
  </office:meta>
</office:document-meta>
</file>